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Courier New CYR" svg:font-family="'Courier New CYR'" style:font-family-generic="roman"/>
    <style:font-face style:name="Courier New CYR Tur" svg:font-family="'Courier New CYR Tur'" style:font-family-generic="system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4" style:family="paragraph" style:parent-style-name="Standard">
      <style:paragraph-properties fo:margin-left="0cm" fo:margin-right="0cm" fo:margin-top="0.176cm" fo:margin-bottom="0.176cm" style:contextual-spacing="false" style:line-height-at-least="0.476cm" fo:text-align="justify" style:justify-single-word="false" fo:orphans="0" fo:widows="0" fo:text-indent="-0.026cm" style:auto-text-indent="false" style:text-autospace="none" style:vertical-align="auto">
        <style:tab-stops/>
      </style:paragraph-properties>
      <style:text-properties fo:color="#000000" fo:font-size="12pt" officeooo:paragraph-rsid="002b00b9" style:font-size-asian="14pt" style:font-size-complex="14pt"/>
    </style:style>
    <style:style style:name="P15" style:family="paragraph" style:parent-style-name="Standard">
      <style:paragraph-properties fo:margin-left="0cm" fo:margin-right="0cm" fo:margin-top="0.176cm" fo:margin-bottom="0.176cm" style:contextual-spacing="false" style:line-height-at-least="0.476cm" fo:text-align="justify" style:justify-single-word="false" fo:orphans="0" fo:widows="0" fo:text-indent="-0.026cm" style:auto-text-indent="false" style:text-autospace="none" style:vertical-align="auto">
        <style:tab-stops/>
      </style:paragraph-properties>
      <style:text-properties officeooo:paragraph-rsid="002b00b9"/>
    </style:style>
    <style:style style:name="P16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90782" officeooo:paragraph-rsid="002b00b9" style:font-size-asian="8pt" style:font-size-complex="8pt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4d1b5" officeooo:paragraph-rsid="002b00b9"/>
    </style:style>
    <style:style style:name="T1" style:family="text">
      <style:text-properties fo:language="en" fo:country="US" officeooo:rsid="001be683"/>
    </style:style>
    <style:style style:name="T2" style:family="text">
      <style:text-properties fo:language="ru" fo:country="RU" officeooo:rsid="00202156"/>
    </style:style>
    <style:style style:name="T3" style:family="text">
      <style:text-properties fo:language="ru" fo:country="RU" officeooo:rsid="00290782"/>
    </style:style>
    <style:style style:name="T4" style:family="text">
      <style:text-properties fo:language="ru" fo:country="RU" officeooo:rsid="002b00b9"/>
    </style:style>
    <style:style style:name="T5" style:family="text">
      <style:text-properties fo:language="ru" fo:country="RU" officeooo:rsid="00290782" style:language-asian="ru" style:country-asian="RU" style:language-complex="ar" style:country-complex="SA"/>
    </style:style>
    <style:style style:name="T6" style:family="text">
      <style:text-properties fo:language="ru" fo:country="RU" fo:font-style="italic" officeooo:rsid="00290782" style:font-name-asian="Courier New CYR Tur" style:language-asian="ru" style:country-asian="RU" style:font-style-asian="italic" style:language-complex="ar" style:country-complex="SA" style:font-style-complex="italic"/>
    </style:style>
    <style:style style:name="T7" style:family="text">
      <style:text-properties fo:color="#000000" fo:language="ru" fo:country="RU" officeooo:rsid="00202156"/>
    </style:style>
    <style:style style:name="T8" style:family="text">
      <style:text-properties fo:color="#000000" style:font-name="Times New Roman" fo:font-size="12pt" fo:language="ru" fo:country="RU" fo:font-weight="normal" officeooo:rsid="00290782" style:font-size-asian="12pt" style:language-asian="ru" style:country-asian="RU" style:font-weight-asian="normal" style:font-size-complex="12pt" style:language-complex="ar" style:country-complex="SA" style:font-weight-complex="normal"/>
    </style:style>
    <style:style style:name="T9" style:family="text">
      <style:text-properties fo:color="#000000" style:font-name="Times New Roman" fo:font-size="12pt" fo:language="ru" fo:country="RU" fo:font-style="italic" fo:font-weight="normal" officeooo:rsid="00290782" style:font-name-asian="Courier New CYR Tur" style:font-size-asian="12pt" style:language-asian="ru" style:country-asian="RU" style:font-style-asian="italic" style:font-weight-asian="normal" style:font-size-complex="12pt" style:language-complex="ar" style:country-complex="SA" style:font-style-complex="italic" style:font-weight-complex="normal"/>
    </style:style>
    <style:style style:name="T10" style:family="text">
      <style:text-properties fo:color="#000000" style:text-position="super 58%" style:font-name="Times New Roman" fo:font-size="12pt" fo:language="ru" fo:country="RU" fo:font-weight="normal" officeooo:rsid="00290782" style:font-name-asian="Courier New CYR Tur" style:font-size-asian="12pt" style:language-asian="ru" style:country-asian="RU" style:font-weight-asian="normal" style:font-size-complex="12pt" style:language-complex="ar" style:country-complex="SA" style:font-weight-complex="normal"/>
    </style:style>
    <style:style style:name="T11" style:family="text">
      <style:text-properties fo:color="#000000" style:text-position="0% 100%" style:font-name="Times New Roman" fo:font-size="12pt" fo:language="ru" fo:country="RU" fo:font-weight="normal" officeooo:rsid="002b00b9" style:font-name-asian="Courier New CYR Tur" style:font-size-asian="12pt" style:language-asian="ru" style:country-asian="RU" style:font-weight-asian="normal" style:font-size-complex="12pt" style:language-complex="ar" style:country-complex="SA" style:font-weight-complex="normal"/>
    </style:style>
    <style:style style:name="T12" style:family="text">
      <style:text-properties officeooo:rsid="0023e6d9"/>
    </style:style>
    <style:style style:name="T13" style:family="text">
      <style:text-properties officeooo:rsid="002b00b9"/>
    </style:style>
    <style:style style:name="T14" style:family="text">
      <style:text-properties style:text-position="super 58%" fo:language="ru" fo:country="RU" officeooo:rsid="00290782" style:font-name-asian="Courier New CYR Tur" style:language-asian="ru" style:country-asian="RU" style:language-complex="ar" style:country-complex="SA"/>
    </style:style>
    <style:style style:name="T15" style:family="text">
      <style:text-properties style:text-position="0% 100%" fo:language="ru" fo:country="RU" officeooo:rsid="002b00b9" style:font-name-asian="Courier New CYR Tur" style:language-asian="ru" style:country-asian="RU" style:language-complex="ar" style:country-complex="SA"/>
    </style:style>
    <style:style style:name="T16" style:family="text">
      <style:text-properties officeooo:rsid="002bda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3">Архитектура вычислительных систем</text:span>»</text:p>
      <text:p text:style-name="P7">ПО ЛАБОРАТОРНОЙ РАБОТЕ №<text:span text:style-name="T4">2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4</text:span>1__________________________Кислицын И.К.</text:p>
      <text:p text:style-name="P9">Проверил преподаватель кафедры ПМиИ _____________________ <text:span text:style-name="T12">Белиц А.Б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12">3</text:span></text:p>
      <text:p text:style-name="P14"><text:soft-page-break/>Задание</text:p>
      <text:p text:style-name="P15"><text:span text:style-name="T8">Реализовать сложение двух матриц </text:span><text:span text:style-name="T9">4x4, </text:span><text:span text:style-name="T8">все элементы которых целые положительные числа, не превосходящие 2</text:span><text:span text:style-name="T10">31</text:span><text:span text:style-name="T11">, используя MMX-команды векторизации.</text:span></text:p>
      <text:p text:style-name="P12"><text:span text:style-name="T2">Фрагменты ли</text:span><text:span text:style-name="T7">стинг</text:span><text:span text:style-name="T2">а</text:span></text:p>
      <text:p text:style-name="P16"><text:span text:style-name="T13">#include &lt;cstdlib&gt;</text:span></text:p>
      <text:p text:style-name="P16"><text:span text:style-name="T13">#include &lt;iostream&gt;</text:span></text:p>
      <text:p text:style-name="P16"><text:span text:style-name="T13">#include &lt;pthread.h&gt;</text:span></text:p>
      <text:p text:style-name="P16"><text:span text:style-name="T13">#include &lt;cmath&gt;</text:span></text:p>
      <text:p text:style-name="P16"><text:span text:style-name="T13">#include &lt;unistd.h&gt;</text:span></text:p>
      <text:p text:style-name="P16"><text:span text:style-name="T13">#include &lt;time.h&gt;</text:span></text:p>
      <text:p text:style-name="P16"><text:span text:style-name="T13">#include &lt;fstream&gt;</text:span></text:p>
      <text:p text:style-name="P16"><text:span text:style-name="T13"/></text:p>
      <text:p text:style-name="P16"><text:span text:style-name="T13">using namespace std;</text:span></text:p>
      <text:p text:style-name="P16"><text:span text:style-name="T13">fstream in, out;</text:span></text:p>
      <text:p text:style-name="P16"><text:span text:style-name="T13">const int MAX_SIZE = </text:span><text:span text:style-name="T16">100</text:span><text:span text:style-name="T13">;</text:span></text:p>
      <text:p text:style-name="P16"><text:span text:style-name="T13">unsigned int *a,*b,*c;</text:span></text:p>
      <text:p text:style-name="P16"><text:span text:style-name="T13">inline unsigned long long <text:s/>rdtsc()</text:span></text:p>
      <text:p text:style-name="P16"><text:span text:style-name="T13">{</text:span></text:p>
      <text:p text:style-name="P16"><text:span text:style-name="T13"><text:s text:c="4"/>unsigned long long lo, hi;</text:span></text:p>
      <text:p text:style-name="P16"><text:span text:style-name="T13"><text:s text:c="4"/>__asm__ __volatile__ (</text:span></text:p>
      <text:p text:style-name="P16"><text:span text:style-name="T13"><text:s text:c="6"/>"xorl %%eax, %%eax\n"</text:span></text:p>
      <text:p text:style-name="P16"><text:span text:style-name="T13"><text:s text:c="6"/>"cpuid\n"</text:span></text:p>
      <text:p text:style-name="P16"><text:span text:style-name="T13"><text:s text:c="6"/>"rdtsc\n"</text:span></text:p>
      <text:p text:style-name="P16"><text:span text:style-name="T13"><text:s text:c="6"/>: "=a" (lo), "=d" (hi)</text:span></text:p>
      <text:p text:style-name="P16"><text:span text:style-name="T13"><text:s text:c="6"/>:</text:span></text:p>
      <text:p text:style-name="P16"><text:span text:style-name="T13"><text:s text:c="6"/>: "%ebx", "%ecx" );</text:span></text:p>
      <text:p text:style-name="P16"><text:span text:style-name="T13"><text:s text:c="4"/>return (unsigned long long)hi &lt;&lt; 32 | lo;</text:span></text:p>
      <text:p text:style-name="P16"><text:span text:style-name="T13">}</text:span></text:p>
      <text:p text:style-name="P16"><text:span text:style-name="T13">void asmSum(unsigned int*a, unsigned int*b, unsigned int*c, int len){</text:span></text:p>
      <text:p text:style-name="P16"><text:span text:style-name="T13"><text:s text:c="4"/>if(len%2 != 0){</text:span></text:p>
      <text:p text:style-name="P16"><text:span text:style-name="T13"><text:s text:c="8"/>*(c+len-1) = *(a+len-1) + *(b+len-1);</text:span></text:p>
      <text:p text:style-name="P16"><text:span text:style-name="T13"><text:s text:c="8"/>--len;</text:span></text:p>
      <text:p text:style-name="P16"><text:span text:style-name="T13"><text:s text:c="4"/>}</text:span></text:p>
      <text:p text:style-name="P16"><text:span text:style-name="T13"><text:s text:c="4"/>unsigned int *t[3] = {a,b,c};</text:span></text:p>
      <text:p text:style-name="P16"><text:span text:style-name="T13"><text:s text:c="4"/>for(int i = 0; i &lt; len; i++){</text:span></text:p>
      <text:p text:style-name="P16"><text:span text:style-name="T13"><text:s text:c="8"/>asm("mov %0, %%eax\n\t"</text:span></text:p>
      <text:p text:style-name="P16"><text:span text:style-name="T13"><text:s text:c="8"/>"mov (%%eax), %%eax\n\t"</text:span></text:p>
      <text:p text:style-name="P16"><text:span text:style-name="T13"><text:s text:c="8"/>"mov %1, %%ebx\n\t"</text:span></text:p>
      <text:p text:style-name="P16"><text:span text:style-name="T13"><text:s text:c="8"/>"mov (%%ebx), %%ebx\n\t"</text:span></text:p>
      <text:p text:style-name="P16"><text:span text:style-name="T13"><text:s text:c="8"/>"add %%ebx, %%eax\n\t"</text:span></text:p>
      <text:p text:style-name="P16"><text:span text:style-name="T13"><text:s text:c="8"/>"mov %2, %%ebx\n\t"</text:span></text:p>
      <text:p text:style-name="P16"><text:span text:style-name="T13"><text:s text:c="8"/>"mov %%eax, (%%ebx)\n\t"</text:span></text:p>
      <text:p text:style-name="P16"><text:span text:style-name="T13"><text:s text:c="8"/>"\n\t"</text:span></text:p>
      <text:p text:style-name="P16"><text:span text:style-name="T13"><text:s text:c="8"/>"\n\t"</text:span></text:p>
      <text:p text:style-name="P16"><text:span text:style-name="T13"><text:s text:c="8"/>:</text:span></text:p>
      <text:p text:style-name="P16"><text:span text:style-name="T13"><text:s text:c="8"/>: "m"((t[0])), "m"((t[1])), "m"((t[2])) <text:s text:c="7"/>);</text:span></text:p>
      <text:p text:style-name="P16"><text:span text:style-name="T13"><text:s text:c="8"/>++t[0];++t[1];++t[2];</text:span></text:p>
      <text:p text:style-name="P16"><text:span text:style-name="T13"><text:s text:c="4"/>}</text:span></text:p>
      <text:p text:style-name="P16"><text:span text:style-name="T13">}</text:span></text:p>
      <text:p text:style-name="P16"><text:span text:style-name="T13">void vectSum(unsigned int*a, unsigned int*b, unsigned int*c, int len){</text:span></text:p>
      <text:p text:style-name="P16"><text:span text:style-name="T13"><text:s text:c="4"/>unsigned int *t[3] = {a,b,c};</text:span></text:p>
      <text:p text:style-name="P16"><text:span text:style-name="T13"><text:s text:c="4"/>if(len%2 != 0){</text:span></text:p>
      <text:p text:style-name="P16"><text:span text:style-name="T13"><text:s text:c="8"/>*(c+len-1) = *(a+len-1) + *(b+len-1);</text:span></text:p>
      <text:p text:style-name="P16"><text:span text:style-name="T13"><text:s text:c="8"/>--len;</text:span></text:p>
      <text:p text:style-name="P16"><text:span text:style-name="T13"><text:s text:c="4"/>}</text:span></text:p>
      <text:p text:style-name="P16"><text:span text:style-name="T13"><text:s text:c="4"/>for(int i = 0; i &lt; len; i+=2){</text:span></text:p>
      <text:p text:style-name="P16"><text:span text:style-name="T13"><text:s text:c="8"/>asm("mov %0, %%eax\n\t"</text:span></text:p>
      <text:p text:style-name="P16"><text:span text:style-name="T13"><text:s text:c="8"/>"movq (%%rax), %%mm1\n\t"</text:span></text:p>
      <text:p text:style-name="P16"><text:span text:style-name="T13"><text:s text:c="8"/>"mov %1, %%ebx\n\t"</text:span></text:p>
      <text:p text:style-name="P16"><text:span text:style-name="T13"><text:s text:c="8"/>"movq (%%rbx), %%mm2\n\t"</text:span></text:p>
      <text:p text:style-name="P16"><text:span text:style-name="T13"><text:s text:c="8"/>"paddd %%mm2, %%mm1\n\t"</text:span></text:p>
      <text:p text:style-name="P16"><text:span text:style-name="T13"><text:s text:c="8"/>"mov %2, %%ebx\n\t"</text:span></text:p>
      <text:p text:style-name="P16"><text:span text:style-name="T13"><text:s text:c="8"/>"movq %%mm1, %%rax\n\t"</text:span></text:p>
      <text:p text:style-name="P16"><text:span text:style-name="T13"><text:s text:c="8"/>//"mov $0x0, %%rax\n\t"</text:span></text:p>
      <text:p text:style-name="P16"><text:span text:style-name="T13"><text:s text:c="8"/>"movq %%rax, (%%rbx)\n\t"</text:span></text:p>
      <text:p text:style-name="P16"><text:span text:style-name="T13"><text:s text:c="8"/>"\n\t"</text:span></text:p>
      <text:p text:style-name="P16"><text:span text:style-name="T13"><text:s text:c="8"/>"\n\t"</text:span></text:p>
      <text:p text:style-name="P16"><text:span text:style-name="T13"><text:s text:c="8"/>: </text:span></text:p>
      <text:p text:style-name="P16"><text:span text:style-name="T13"><text:s text:c="8"/>: "m"((t[0])), "m"((t[1])), "m"((t[2])) <text:s text:c="7"/>);</text:span></text:p>
      <text:p text:style-name="P16"><text:span text:style-name="T13"><text:s text:c="8"/>++t[0];++t[1];++t[2];</text:span></text:p>
      <text:p text:style-name="P16"><text:span text:style-name="T13"><text:s text:c="8"/>++t[0];++t[1];++t[2];</text:span></text:p>
      <text:p text:style-name="P16"><text:span text:style-name="T13"><text:s text:c="4"/>}</text:span></text:p>
      <text:p text:style-name="P16"><text:span text:style-name="T13">}</text:span></text:p>
      <text:p text:style-name="P16"><text:span text:style-name="T13">void xmmVectSum(unsigned int*a, unsigned int*b, unsigned int*c, int len){</text:span></text:p>
      <text:p text:style-name="P16"><text:span text:style-name="T13"><text:s text:c="4"/>unsigned int *t[3] = {a,b,c};</text:span></text:p>
      <text:p text:style-name="P16"><text:span text:style-name="T13"><text:s text:c="4"/>while(len%4 != 0){</text:span></text:p>
      <text:p text:style-name="P16"><text:span text:style-name="T13"><text:s text:c="8"/>*(c+len-1) = *(a+len-1) + *(b+len-1);</text:span></text:p>
      <text:p text:style-name="P16"><text:span text:style-name="T13"><text:s text:c="8"/>--len;</text:span></text:p>
      <text:p text:style-name="P16"><text:span text:style-name="T13"><text:s text:c="4"/>}</text:span></text:p>
      <text:p text:style-name="P16"><text:span text:style-name="T13"><text:s text:c="4"/>for(int i = 0; i &lt; len; i+=4){</text:span></text:p>
      <text:p text:style-name="P16"><text:span text:style-name="T13"><text:s text:c="8"/>asm("mov %0, %%rax\n\t"</text:span></text:p>
      <text:p text:style-name="P16"><text:span text:style-name="T13"><text:s text:c="8"/>"movups (%%rax), %%xmm1\n\t"</text:span></text:p>
      <text:p text:style-name="P16"><text:soft-page-break/><text:span text:style-name="T13"><text:s text:c="8"/>"mov %1, %%rbx\n\t"</text:span></text:p>
      <text:p text:style-name="P16"><text:span text:style-name="T13"><text:s text:c="8"/>"movups (%%rbx), %%xmm2\n\t"</text:span></text:p>
      <text:p text:style-name="P16"><text:span text:style-name="T13"><text:s text:c="8"/>"paddw %%xmm2, %%xmm1\n\t"</text:span></text:p>
      <text:p text:style-name="P16"><text:span text:style-name="T13"><text:s text:c="8"/>"mov %2, %%rbx\n\t"</text:span></text:p>
      <text:p text:style-name="P16"><text:span text:style-name="T13"><text:s text:c="8"/>"movups %%xmm1, (%%rbx)\n\t"</text:span></text:p>
      <text:p text:style-name="P16"><text:span text:style-name="T13"><text:s text:c="8"/>"\n\t"</text:span></text:p>
      <text:p text:style-name="P16"><text:span text:style-name="T13"><text:s text:c="8"/>"\n\t"</text:span></text:p>
      <text:p text:style-name="P16"><text:span text:style-name="T13"><text:s text:c="8"/>: </text:span></text:p>
      <text:p text:style-name="P16"><text:span text:style-name="T13"><text:s text:c="8"/>: "m"((t[0])), "m"((t[1])), "m"((t[2])) <text:s text:c="7"/>);</text:span></text:p>
      <text:p text:style-name="P16"><text:span text:style-name="T13"><text:s text:c="8"/>t[0]+=4;</text:span></text:p>
      <text:p text:style-name="P16"><text:span text:style-name="T13"><text:s text:c="8"/>t[1]+=4;</text:span></text:p>
      <text:p text:style-name="P16"><text:span text:style-name="T13"><text:s text:c="8"/>t[2]+=4;</text:span></text:p>
      <text:p text:style-name="P16"><text:span text:style-name="T13"><text:s text:c="4"/>}</text:span></text:p>
      <text:p text:style-name="P16"><text:span text:style-name="T13">}</text:span></text:p>
      <text:p text:style-name="P16"><text:span text:style-name="T13">void sum(unsigned int*a, unsigned int*b, unsigned int*c, int len){</text:span></text:p>
      <text:p text:style-name="P16"><text:span text:style-name="T13"><text:s text:c="4"/>for(int j = 0; j &lt; len; ++j)</text:span></text:p>
      <text:p text:style-name="P16"><text:span text:style-name="T13"><text:s text:c="8"/>*(c+j) = *(a+j) + *(b+j);</text:span></text:p>
      <text:p text:style-name="P16"><text:span text:style-name="T13">}</text:span></text:p>
      <text:p text:style-name="P16"><text:span text:style-name="T13">unsigned int fillSumm(int type){</text:span></text:p>
      <text:p text:style-name="P16"><text:span text:style-name="T13"><text:s text:c="4"/>void (*f)(unsigned int*a, unsigned int*b, unsigned int*c, int len);</text:span></text:p>
      <text:p text:style-name="P16"><text:span text:style-name="T13"><text:s text:c="4"/>unsigned int start = 0, end = 0;</text:span></text:p>
      <text:p text:style-name="P16"><text:span text:style-name="T13"><text:s text:c="4"/>double avg = 0;</text:span></text:p>
      <text:p text:style-name="P16"><text:span text:style-name="T13"><text:s text:c="4"/>switch(type){</text:span></text:p>
      <text:p text:style-name="P16"><text:span text:style-name="T13"><text:s text:c="8"/>case 1: f = sum; break;</text:span></text:p>
      <text:p text:style-name="P16"><text:span text:style-name="T13"><text:s text:c="8"/>case 2: f = asmSum; break;</text:span></text:p>
      <text:p text:style-name="P16"><text:span text:style-name="T13"><text:s text:c="8"/>case 3: f = vectSum; break;</text:span></text:p>
      <text:p text:style-name="P16"><text:span text:style-name="T13"><text:s text:c="8"/>case 4: f = xmmVectSum; break;</text:span></text:p>
      <text:p text:style-name="P16"><text:span text:style-name="T13"><text:s text:c="4"/>}</text:span></text:p>
      <text:p text:style-name="P16"><text:span text:style-name="T13"><text:s text:c="4"/>for(int t = 0; t &lt; 1000; ++t){</text:span></text:p>
      <text:p text:style-name="P16"><text:span text:style-name="T13"><text:s text:c="8"/>start = rdtsc();</text:span></text:p>
      <text:p text:style-name="P16"><text:span text:style-name="T13"><text:s text:c="8"/>for(int i = 0; i &lt; MAX_SIZE; ++i){</text:span></text:p>
      <text:p text:style-name="P16"><text:span text:style-name="T13"><text:s text:c="12"/>f(a+i*MAX_SIZE,b+i*MAX_SIZE,c+i*MAX_SIZE,MAX_SIZE); <text:s text:c="3"/></text:span></text:p>
      <text:p text:style-name="P16"><text:span text:style-name="T13"><text:s text:c="8"/>} <text:s text:c="3"/></text:span></text:p>
      <text:p text:style-name="P16"><text:span text:style-name="T13"><text:s text:c="8"/>end = rdtsc();</text:span></text:p>
      <text:p text:style-name="P16"><text:span text:style-name="T13"><text:s text:c="8"/>avg += (end - start)/1000.;</text:span></text:p>
      <text:p text:style-name="P16"><text:span text:style-name="T13"><text:s text:c="4"/>}</text:span></text:p>
      <text:p text:style-name="P16"><text:span text:style-name="T13"><text:s text:c="4"/>return avg;</text:span></text:p>
      <text:p text:style-name="P16"><text:span text:style-name="T13">}</text:span></text:p>
      <text:p text:style-name="P16"><text:span text:style-name="T13">void printData(){</text:span></text:p>
      <text:p text:style-name="P16"><text:span text:style-name="T13"><text:s text:c="4"/>for(int i = 0; i &lt; MAX_SIZE; ++i){</text:span></text:p>
      <text:p text:style-name="P16"><text:span text:style-name="T13"><text:s text:c="8"/>for(int j = 0; j &lt; MAX_SIZE; ++j){</text:span></text:p>
      <text:p text:style-name="P16"><text:span text:style-name="T13"><text:s text:c="12"/>out &lt;&lt; *(c+i*MAX_SIZE + j) &lt;&lt; " ";</text:span></text:p>
      <text:p text:style-name="P16"><text:span text:style-name="T13"><text:s text:c="8"/>}</text:span></text:p>
      <text:p text:style-name="P16"><text:span text:style-name="T13"><text:s text:c="8"/>out &lt;&lt; endl;</text:span></text:p>
      <text:p text:style-name="P16"><text:span text:style-name="T13"><text:s text:c="4"/>}</text:span></text:p>
      <text:p text:style-name="P16"><text:span text:style-name="T13">}</text:span></text:p>
      <text:p text:style-name="P16"><text:span text:style-name="T13">void readData(unsigned int*a){</text:span></text:p>
      <text:p text:style-name="P16"><text:span text:style-name="T13"><text:s text:c="4"/>for(int i = 0; i &lt; MAX_SIZE; ++i) <text:s/>for(int j = 0; j &lt; MAX_SIZE; ++j)</text:span></text:p>
      <text:p text:style-name="P16"><text:span text:style-name="T13"><text:s text:c="8"/>in &gt;&gt; *(a+(i*MAX_SIZE+j) );</text:span></text:p>
      <text:p text:style-name="P16"><text:span text:style-name="T13">}</text:span></text:p>
      <text:p text:style-name="P16"><text:span text:style-name="T13">void fillData(unsigned int *a){</text:span></text:p>
      <text:p text:style-name="P16"><text:span text:style-name="T13"><text:s text:c="4"/>for(int i = 0; i &lt; MAX_SIZE; ++i) <text:s/>for(int j = 0; j &lt; MAX_SIZE; ++j)</text:span></text:p>
      <text:p text:style-name="P16"><text:span text:style-name="T13"><text:s text:c="8"/>*(a+(i*MAX_SIZE+j)) = 2000000000;</text:span></text:p>
      <text:p text:style-name="P16"><text:span text:style-name="T13">}</text:span></text:p>
      <text:p text:style-name="P16"><text:span text:style-name="T13">int main(int argc, char** argv) {</text:span></text:p>
      <text:p text:style-name="P16"><text:span text:style-name="T13"><text:s text:c="4"/>srand(time(0));</text:span></text:p>
      <text:p text:style-name="P16"><text:span text:style-name="T13"><text:s text:c="4"/>a = new unsigned int[MAX_SIZE*MAX_SIZE];</text:span></text:p>
      <text:p text:style-name="P16"><text:span text:style-name="T13"><text:s text:c="4"/>b = new unsigned int[MAX_SIZE*MAX_SIZE];</text:span></text:p>
      <text:p text:style-name="P16"><text:span text:style-name="T13"><text:s text:c="4"/>c = new unsigned int[MAX_SIZE*MAX_SIZE];</text:span></text:p>
      <text:p text:style-name="P16"><text:span text:style-name="T13"><text:s text:c="4"/>in.open("in", fstream::in);</text:span></text:p>
      <text:p text:style-name="P16"><text:span text:style-name="T13"><text:s text:c="4"/>out.open("out",fstream::out);</text:span></text:p>
      <text:p text:style-name="P16"><text:span text:style-name="T13"><text:s text:c="4"/>//readData(a);</text:span></text:p>
      <text:p text:style-name="P16"><text:span text:style-name="T13"><text:s text:c="4"/>//readData(b);</text:span></text:p>
      <text:p text:style-name="P16"><text:span text:style-name="T13"><text:s text:c="4"/>fillData(a);</text:span></text:p>
      <text:p text:style-name="P16"><text:span text:style-name="T13"><text:s text:c="4"/>fillData(b);</text:span></text:p>
      <text:p text:style-name="P16"><text:span text:style-name="T13"><text:s text:c="4"/>in.close();</text:span></text:p>
      <text:p text:style-name="P16"><text:span text:style-name="T13"><text:s text:c="4"/>for(int i = 1; i &lt; 5; ++i)</text:span></text:p>
      <text:p text:style-name="P16"><text:span text:style-name="T13"><text:s text:c="8"/>out &lt;&lt; fillSumm(i) &lt;&lt; " ";</text:span></text:p>
      <text:p text:style-name="P16"><text:span text:style-name="T13"><text:s text:c="4"/>out &lt;&lt; endl &lt;&lt; endl;</text:span></text:p>
      <text:p text:style-name="P16"><text:span text:style-name="T13"><text:s text:c="4"/>printData();</text:span></text:p>
      <text:p text:style-name="P16"><text:span text:style-name="T13"><text:s text:c="4"/>out.close();</text:span></text:p>
      <text:p text:style-name="P16"><text:span text:style-name="T13"><text:s text:c="4"/>delete[]a;delete[]b;delete[]c;</text:span></text:p>
      <text:p text:style-name="P16"><text:span text:style-name="T13"><text:s text:c="4"/>return 0;</text:span></text:p>
      <text:p text:style-name="P16"><text:span text:style-name="T13">}</text:span></text:p>
      <text:p text:style-name="P11">Выводы</text:p>
      <text:p text:style-name="P17"><text:span text:style-name="T13">В результате выполнения данной программы получены следующие значения времени сложения:</text:span></text:p>
      <text:p text:style-name="P17"><text:span text:style-name="T13">125405 для обычного сложения, 97675 для варианта на ассемблерных вставках, 79299 при использовании MMX-команд, 29759 <text:s/>при использовании SSE2-команд.</text:span></text:p>
      <text:p text:style-name="P17"><text:span text:style-name="T13">Видно, что использование векторизации даже при невыравненных данных в памяти даёт значительный прирост производительност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Courier New CYR" svg:font-family="'Courier New CYR'" style:font-family-generic="roman"/>
    <style:font-face style:name="Courier New CYR Tur" svg:font-family="'Courier New CYR Tur'" style:font-family-generic="system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3-23T11:34:00</dc:date>
    <meta:print-date>2011-11-11T08:42:00</meta:print-date>
    <meta:editing-cycles>59</meta:editing-cycles>
    <meta:editing-duration>PT14H55M33S</meta:editing-duration>
    <meta:generator>LibreOffice/3.6$Linux_X86_64 LibreOffice_project/360m1$Build-2</meta:generator>
    <meta:document-statistic meta:table-count="0" meta:image-count="0" meta:object-count="0" meta:page-count="3" meta:paragraph-count="171" meta:word-count="626" meta:character-count="4989" meta:non-whitespace-character-count="3742"/>
    <meta:user-defined meta:name="Поле 1"/>
    <meta:user-defined meta:name="Поле 2"/>
    <meta:user-defined meta:name="Поле 3"/>
    <meta:user-defined meta:name="Поле 4"/>
  </office:meta>
</office:document-meta>
</file>